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299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.4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6.85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24.94pt" fo:break-before="auto" style:use-optimal-row-height="true"/>
    </style:style>
    <style:style style:name="ro7" style:family="table-row">
      <style:table-row-properties style:row-height="48.7pt" fo:break-before="auto" style:use-optimal-row-height="true"/>
    </style:style>
    <style:style style:name="ro8" style:family="table-row">
      <style:table-row-properties style:row-height="60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henology observing process</text:p>
          </table:table-cell>
          <table:table-cell office:value-type="string" calcext:value-type="string">
            <text:p>'observing process' (bco:0000003)</text:p>
          </table:table-cell>
          <table:table-cell table:style-name="ce4" office:value-type="string" calcext:value-type="string">
            <text:p>An {observing process} that has as input a {whole plant} and has as output a {measurement datum} that {is about} some {plant phenological trait}.</text:p>
          </table:table-cell>
          <table:table-cell/>
          <table:table-cell table:style-name="ce4" office:value-type="string" calcext:value-type="string">
            <text:p>'observing process' AND</text:p>
            <text:p>('has_specified_input' SOME 'whole plant') AND</text:p>
            <text:p>('has_specified_output' SOME (</text:p>
            <text:p>    'measurement datum' THAT 'is about' SOME 'plant phenological trait'</text:p>
            <text:p>)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'quality' (PATO:0000001)</text:p>
          </table:table-cell>
          <table:table-cell table:style-name="ce4" office:value-type="string" calcext:value-type="string">
            <text:p>A {quality} of a {whole plant} that indicates whether the plant is participating in one or more plant phenological stages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vascular leave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leaves on a {whole plant} that are in the {vascular leaf 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leaves on a {whole plant} that are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senescent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leaves on a {whole plant} that are in the {vascular leaf senescen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breaking buds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vegetative buds on a {whole plant} that are in the {bud burs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vascular leaves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A {plant phenological trait} that is measured by the number of new above-ground shoot-borne shoot system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 buds, fresh flowers, and/or fresh inflorescence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plant phenological trait} that is measured by the number of fresh inflorescence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office:value-type="string" calcext:value-type="string">
            <text:p>open flower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open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office:value-type="string" calcext:value-type="string">
            <text:p>pollen-releasing flower presence</text:p>
          </table:table-cell>
          <table:table-cell office:value-type="string" calcext:value-type="string">
            <text:p>'open flower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pollen-releasing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uit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office:value-type="string" calcext:value-type="string">
            <text:p>ripening fruit presence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A {plant phenological trait} that is measured by the number of ripening fruit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 fruits that have been abscised or removed by an herbivore and/or the number of ripe fruits on a {whole plant} that have abscised mature seeds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cones (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office:value-type="string" calcext:value-type="string">
            <text:p>open pollen cone presence</text:p>
          </table:table-cell>
          <table:table-cell office:value-type="string" calcext:value-type="string">
            <text:p>'pollen con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on a {whole plant} that are in the {open microsporangiate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office:value-type="string" calcext:value-type="string">
            <text:p>pollen-releasing pollen cone presence</text:p>
          </table:table-cell>
          <table:table-cell office:value-type="string" calcext:value-type="string">
            <text:p>'open pollen cone presence'</text:p>
          </table:table-cell>
          <table:table-cell table:style-name="ce4" office:value-type="string" calcext:value-type="string">
            <text:p>A {plant phenological trait} that is measured by the number of fresh male/pollen cones (microsporangiate strobili) on a {whole plant} that are in the {pollen-releasing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plant phenological trait} that is measured by the number of fresh female/seed cones (fresh mega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unripe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plant phenological trait} that is measured by the number of unripe female/seed cones (unripe mega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office:value-type="string" calcext:value-type="string">
            <text:p>ripe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plant phenological trait} that is measured by the number of ripe female/seed cones (ripe mega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 female/seed cones (ripe megasporangiate strobili) that have been abscised or removed by an herbivore and/or the number of ripe female/seed cones on a {whole plant} that have abscised mature seeds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0:07:46.924864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9T10:08:05.861651316</dc:date>
    <dc:creator>Brian </dc:creator>
    <meta:editing-duration>P20DT12H57M16S</meta:editing-duration>
    <meta:editing-cycles>59</meta:editing-cycles>
    <meta:generator>LibreOffice/5.1.4.2$Linux_X86_64 LibreOffice_project/10m0$Build-2</meta:generator>
    <meta:document-statistic meta:table-count="1" meta:cell-count="165" meta:object-count="0"/>
  </office:meta>
</office:document-meta>
</file>